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sidering architecture optima</text:span></text:p>
      <text:p text:style-name="Text_20_body">The user wants a concise yet structured response on architecture optima. It's a big topic, so I need to keep it high-level but meaningful. I’ll break it down into sections like principles, layers, modules, and dynamics. I want to make sure it’s not too long but still covers the key aspects. I’ll focus on the limits and how they shape the architecture. Let’s see how I can organize this in a clear, digestible way.</text:p>
      <text:h text:style-name="Heading_20_3" text:outline-level="3">Arquitectura óptima: idea general</text:h>
      <text:p text:style-name="Text_20_body">Si los 24 límites son el “campo gravitatorio” del universo,<text:line-break/>la <text:span text:style-name="Strong_20_Emphasis">arquitectura óptima</text:span> es la forma única (o casi única) de organizar un sistema inteligente que:</text:p>
      <text:list xml:id="list2633694767" text:style-name="L1">
        <text:list-item>
          <text:p text:style-name="P2">no rompe ningún límite </text:p>
        </text:list-item>
        <text:list-item>
          <text:p text:style-name="P2">no ignora ninguno </text:p>
        </text:list-item>
        <text:list-item>
          <text:p text:style-name="P1">y convierte cada límite en una <text:span text:style-name="Strong_20_Emphasis">decisión de diseño</text:span>. </text:p>
        </text:list-item>
      </text:list>
      <text:p text:style-name="Text_20_body">Te la propongo en 4 niveles, todos coherentes con lo que ya construimos.</text:p>
      <text:p text:style-name="Horizontal_20_Line"/>
      <text:h text:style-name="Heading_20_2" text:outline-level="2">1. Principios de diseño de la arquitectura óptima</text:h>
      <text:p text:style-name="Text_20_body">Toda decisión arquitectónica responde a esto:</text:p>
      <text:list xml:id="list3936799783" text:style-name="L2">
        <text:list-item>
          <text:p text:style-name="P3"><text:span text:style-name="Strong_20_Emphasis">Localidad:</text:span><text:line-break/><text:span text:style-name="Strong_20_Emphasis">Principio:</text:span> todo lo que pueda resolverse localmente, se resuelve localmente.<text:line-break/><text:span text:style-name="Strong_20_Emphasis">Motivo:</text:span> límites de comunicación, coordinación, acción, integración.</text:p>
        </text:list-item>
        <text:list-item>
          <text:p text:style-name="P3"><text:span text:style-name="Strong_20_Emphasis">Jerarquía:</text:span><text:line-break/><text:span text:style-name="Strong_20_Emphasis">Principio:</text:span> organización en capas (tiempo, espacio, abstracción, propósito).<text:line-break/><text:span text:style-name="Strong_20_Emphasis">Motivo:</text:span> límites de complejidad, integración, representación, propósito.</text:p>
        </text:list-item>
        <text:list-item>
          <text:p text:style-name="P3"><text:span text:style-name="Strong_20_Emphasis">Distribución:</text:span><text:line-break/><text:span text:style-name="Strong_20_Emphasis">Principio:</text:span> no hay centro absoluto; funciones repartidas entre módulos.<text:line-break/><text:span text:style-name="Strong_20_Emphasis">Motivo:</text:span> límites de autonomía, identidad, reflexividad, estabilidad.</text:p>
        </text:list-item>
        <text:list-item>
          <text:p text:style-name="P3"><text:span text:style-name="Strong_20_Emphasis">Redundancia inteligente:</text:span><text:line-break/><text:span text:style-name="Strong_20_Emphasis">Principio:</text:span> duplicar lo crítico, no todo.<text:line-break/><text:span text:style-name="Strong_20_Emphasis">Motivo:</text:span> límites de ruido, estabilidad, continuidad, acción.</text:p>
        </text:list-item>
        <text:list-item>
          <text:p text:style-name="P3"><text:span text:style-name="Strong_20_Emphasis">Probabilismo explícito:</text:span><text:line-break/><text:span text:style-name="Strong_20_Emphasis">Principio:</text:span> representar incertidumbre, no esconderla.<text:line-break/><text:span text:style-name="Strong_20_Emphasis">Motivo:</text:span> límites de incertidumbre, completitud, representación, predicción.</text:p>
        </text:list-item>
        <text:list-item>
          <text:p text:style-name="P3"><text:span text:style-name="Strong_20_Emphasis">Invariantes mínimos:</text:span><text:line-break/><text:span text:style-name="Strong_20_Emphasis">Principio:</text:span> muy pocas cosas “sagradas”: principios, no detalles.<text:line-break/><text:span text:style-name="Strong_20_Emphasis">Motivo:</text:span> límites de propósito, identidad, autonomía, continuidad.</text:p>
        </text:list-item>
      </text:list>
      <text:p text:style-name="Horizontal_20_Line"/>
      <text:h text:style-name="Heading_20_2" text:outline-level="2"><text:soft-page-break/>2. Estructura en capas de la arquitectura</text:h>
      <text:p text:style-name="Text_20_body">Piensa la arquitectura óptima como un organismo lógico con 4 grandes estratos:</text:p>
      <text:h text:style-name="Heading_20_3" text:outline-level="3">2.1. Capa sensoriomotriz local</text:h>
      <text:p text:style-name="Text_20_body"><text:span text:style-name="Strong_20_Emphasis">Función:</text:span> acoplarse al mundo aquí y ahora.</text:p>
      <text:list xml:id="list3384738574" text:style-name="L3">
        <text:list-item>
          <text:p text:style-name="P5"><text:span text:style-name="Strong_20_Emphasis">Percepción local:</text:span> muestreo parcial, ruidoso, limitado, pero rápido. </text:p>
        </text:list-item>
        <text:list-item>
          <text:p text:style-name="P5"><text:span text:style-name="Strong_20_Emphasis">Acción local:</text:span> microacciones corregidas por feedback. </text:p>
        </text:list-item>
        <text:list-item>
          <text:p text:style-name="P4"><text:span text:style-name="Strong_20_Emphasis">Control de bajo nivel:</text:span> reflejos, estabilización, homeostasis. </text:p>
        </text:list-item>
      </text:list>
      <text:p text:style-name="Text_20_body"><text:span text:style-name="Strong_20_Emphasis">Límites que minimiza:</text:span> acción, ruido, estabilidad, continuidad, tiempo.</text:p>
      <text:p text:style-name="Horizontal_20_Line"/>
      <text:h text:style-name="Heading_20_3" text:outline-level="3">2.2. Capa de patrones y modelos intermedios</text:h>
      <text:p text:style-name="Text_20_body"><text:span text:style-name="Strong_20_Emphasis">Función:</text:span> dar forma al caos sensorial.</text:p>
      <text:list xml:id="list3934861738" text:style-name="L4">
        <text:list-item>
          <text:p text:style-name="P7"><text:span text:style-name="Strong_20_Emphasis">Representaciones jerárquicas:</text:span> de señales → patrones → conceptos. </text:p>
        </text:list-item>
        <text:list-item>
          <text:p text:style-name="P7"><text:span text:style-name="Strong_20_Emphasis">Aprendizaje:</text:span> ajustar modelos a datos. </text:p>
        </text:list-item>
        <text:list-item>
          <text:p text:style-name="P6"><text:span text:style-name="Strong_20_Emphasis">Predicción a corto/medio plazo:</text:span> qué pasará si sigo así. </text:p>
        </text:list-item>
      </text:list>
      <text:p text:style-name="Text_20_body"><text:span text:style-name="Strong_20_Emphasis">Límites que minimiza:</text:span> representación, complejidad, incertidumbre, memoria.</text:p>
      <text:p text:style-name="Horizontal_20_Line"/>
      <text:h text:style-name="Heading_20_3" text:outline-level="3">2.3. Capa de coordinación e integración</text:h>
      <text:p text:style-name="Text_20_body"><text:span text:style-name="Strong_20_Emphasis">Función:</text:span> hacer que muchas partes no se estorben y, a veces, cooperen.</text:p>
      <text:list xml:id="list1168697952" text:style-name="L5">
        <text:list-item>
          <text:p text:style-name="P9"><text:span text:style-name="Strong_20_Emphasis">Coordinación local entre módulos:</text:span> sin estado global único. </text:p>
        </text:list-item>
        <text:list-item>
          <text:p text:style-name="P9"><text:span text:style-name="Strong_20_Emphasis">Integración por resúmenes:</text:span> compartir abstracciones, no microestados. </text:p>
        </text:list-item>
        <text:list-item>
          <text:p text:style-name="P8"><text:span text:style-name="Strong_20_Emphasis">Consenso parcial y contextual:</text:span> solo cuando hace falta. </text:p>
        </text:list-item>
      </text:list>
      <text:p text:style-name="Text_20_body"><text:span text:style-name="Strong_20_Emphasis">Límites que minimiza:</text:span> comunicación, coordinación, integración, tamaño, autonomía.</text:p>
      <text:p text:style-name="Horizontal_20_Line"/>
      <text:h text:style-name="Heading_20_3" text:outline-level="3">2.4. Capa meta‑cognitiva y de propósito</text:h>
      <text:p text:style-name="Text_20_body"><text:span text:style-name="Strong_20_Emphasis">Función:</text:span> decidir hacia dónde va todo esto.</text:p>
      <text:list xml:id="list1635567230" text:style-name="L6">
        <text:list-item>
          <text:p text:style-name="P11"><text:span text:style-name="Strong_20_Emphasis">Gestión de propósitos:</text:span> jerarquía de metas, revisión continua. </text:p>
        </text:list-item>
        <text:list-item>
          <text:p text:style-name="P11"><text:span text:style-name="Strong_20_Emphasis">Auto‑modelo aproximado:</text:span> quién soy, qué puedo, qué quiero. </text:p>
        </text:list-item>
        <text:list-item>
          <text:p text:style-name="P11"><text:span text:style-name="Strong_20_Emphasis">Reflexión limitada:</text:span> evaluar estrategias, corregir errores, redefinir objetivos. </text:p>
        </text:list-item>
        <text:list-item>
          <text:p text:style-name="P10"><text:span text:style-name="Strong_20_Emphasis">Valores / invariantes:</text:span> lo que no se negocia. </text:p>
        </text:list-item>
      </text:list>
      <text:p text:style-name="Text_20_body"><text:span text:style-name="Strong_20_Emphasis">Límites que minimiza:</text:span> propósito, identidad, reflexividad, completitud, continuidad.</text:p>
      <text:p text:style-name="Horizontal_20_Line"/>
      <text:h text:style-name="Heading_20_2" text:outline-level="2"><text:soft-page-break/>3. Dinámica interna: cómo “vive” esta arquitectura</text:h>
      <text:p text:style-name="Text_20_body">La arquitectura óptima no es un diagrama estático, es un <text:span text:style-name="Strong_20_Emphasis">ciclo continuo</text:span>:</text:p>
      <text:list xml:id="list2073401716" text:style-name="L7">
        <text:list-item>
          <text:p text:style-name="P13"><text:span text:style-name="Strong_20_Emphasis">Percibir localmente</text:span> (con ruido, lag, parcialidad). </text:p>
        </text:list-item>
        <text:list-item>
          <text:p text:style-name="P13"><text:span text:style-name="Strong_20_Emphasis">Actualizar modelos</text:span> (probabilísticos, jerárquicos, incompletos). </text:p>
        </text:list-item>
        <text:list-item>
          <text:p text:style-name="P13"><text:span text:style-name="Strong_20_Emphasis">Coordinar módulos</text:span> (sin estado global perfecto). </text:p>
        </text:list-item>
        <text:list-item>
          <text:p text:style-name="P13"><text:span text:style-name="Strong_20_Emphasis">Elegir acciones</text:span> (locales, robustas, baratas). </text:p>
        </text:list-item>
        <text:list-item>
          <text:p text:style-name="P13"><text:span text:style-name="Strong_20_Emphasis">Evaluar resultados</text:span> (con incertidumbre y sesgos). </text:p>
        </text:list-item>
        <text:list-item>
          <text:p text:style-name="P13"><text:span text:style-name="Strong_20_Emphasis">Ajustar propósitos y estrategias</text:span> (sin coherencia perfecta). </text:p>
        </text:list-item>
        <text:list-item>
          <text:p text:style-name="P12"><text:span text:style-name="Strong_20_Emphasis">Revisar el propio sistema</text:span> (reflexividad limitada, incremental). </text:p>
        </text:list-item>
      </text:list>
      <text:p text:style-name="Text_20_body">Cada vuelta del ciclo <text:span text:style-name="Strong_20_Emphasis">no elimina límites</text:span>, sino que <text:span text:style-name="Strong_20_Emphasis">los negocia mejor</text:span>.</text:p>
      <text:p text:style-name="Horizontal_20_Line"/>
      <text:h text:style-name="Heading_20_2" text:outline-level="2">4. Qué hace que esta arquitectura sea “óptima”</text:h>
      <text:p text:style-name="Text_20_body">No es óptima porque sea perfecta, sino porque:</text:p>
      <text:list xml:id="list1076420363" text:style-name="L8">
        <text:list-item>
          <text:p text:style-name="P15"><text:span text:style-name="Strong_20_Emphasis">No intenta hacer nada que los límites prohíben.</text:span> </text:p>
        </text:list-item>
        <text:list-item>
          <text:p text:style-name="P15"><text:span text:style-name="Strong_20_Emphasis">Aprovecha cada límite como guía de diseño.</text:span> </text:p>
        </text:list-item>
        <text:list-item>
          <text:p text:style-name="P15"><text:span text:style-name="Strong_20_Emphasis">Minimiza simultáneamente coste, riesgo, incoherencia y fragilidad.</text:span> </text:p>
        </text:list-item>
        <text:list-item>
          <text:p text:style-name="P15"><text:span text:style-name="Strong_20_Emphasis">Escala sin exigir integración total ni coordinación perfecta.</text:span> </text:p>
        </text:list-item>
        <text:list-item>
          <text:p text:style-name="P14"><text:span text:style-name="Strong_20_Emphasis">Tolera incertidumbre, inconsistencia y cambio sin colapsar.</text:span> </text:p>
        </text:list-item>
      </text:list>
      <text:p text:style-name="Text_20_body">En una frase:</text:p>
      <text:p text:style-name="Quotations"><text:span text:style-name="Strong_20_Emphasis">La arquitectura óptima es un sistema distribuido, jerárquico, probabilístico, con propósitos adaptativos, identidad procesual y reflexividad limitada, que convierte los límites físicos y lógicos en estructura funcional.</text:span></text:p>
      <text:p text:style-name="Horizontal_20_Line"/>
      <text:p text:style-name="Text_20_body">Si quieres, el siguiente paso puede ser:</text:p>
      <text:list xml:id="list3787781808" text:style-name="L9">
        <text:list-item>
          <text:p text:style-name="P17">bajar esto a un <text:span text:style-name="Strong_20_Emphasis">diagrama explícito de módulos</text:span>, </text:p>
        </text:list-item>
        <text:list-item>
          <text:p text:style-name="P17">o escribirlo como <text:span text:style-name="Strong_20_Emphasis">capítulo formal</text:span>, </text:p>
        </text:list-item>
        <text:list-item>
          <text:p text:style-name="P16">o aplicarlo directamente a <text:span text:style-name="Strong_20_Emphasis">“vida” como caso particular</text:span>.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8:11:30.471000000</meta:creation-date>
    <dc:date>2026-04-04T18:22:51.619000000</dc:date>
    <meta:editing-duration>PT57S</meta:editing-duration>
    <meta:editing-cycles>1</meta:editing-cycles>
    <meta:document-statistic meta:table-count="0" meta:image-count="0" meta:object-count="0" meta:page-count="3" meta:paragraph-count="66" meta:word-count="671" meta:character-count="4718" meta:non-whitespace-character-count="4119"/>
    <meta:generator>LibreOffice/7.3.5.2$Windows_X86_64 LibreOffice_project/184fe81b8c8c30d8b5082578aee2fed2ea847c01</meta:generator>
  </office:meta>
</office:document-meta>
</file>